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61"/>
    <style:style style:name="ce20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161"/>
    <style:style style:name="ce25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55"/>
    <style:style style:name="ce30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number-columns-repeated="5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Load 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table-column table:style-name="co9" table:number-columns-repeated="2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style-name="ce15" office:value-type="string" calcext:value-type="string">
            <text:p>Rload kOhm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3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9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9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4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5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9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6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table-column table:style-name="co6" table:default-cell-style-name="ce27"/>
        <table:table-column table:style-name="co6" table:number-columns-repeated="2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7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7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7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27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7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7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7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3" calcext:value-type="float">
            <text:p>0,222929936305733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9" calcext:value-type="float">
            <text:p>14105,6005319289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9" calcext:value-type="float">
            <text:p>9113,25192524939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6" calcext:value-type="float">
            <text:p>7408,9190889376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3" calcext:value-type="float">
            <text:p>3461,58565028913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7" calcext:value-type="float">
            <text:p>2452,58385594467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9" calcext:value-type="float">
            <text:p>0,659928044410449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2" calcext:value-type="float">
            <text:p>0,394370425578722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3" calcext:value-type="float">
            <text:p>749,243579847173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5" calcext:value-type="float">
            <text:p>0,274065133491685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5" calcext:value-type="float">
            <text:p>512,831437018515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23"/>
        </table:table-row>
      </table:table>
      <table:table table:name="Leaf Heatsink" table:style-name="ta1">
        <table:table-column table:style-name="co6" table:default-cell-style-name="ce29"/>
        <table:table-column table:style-name="co6" table:number-columns-repeated="2" table:default-cell-style-name="ce2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Dutycycle 1</text:p>
          </table:table-cell>
          <table:table-cell table:style-name="ce15" office:value-type="string" calcext:value-type="string">
            <text:p>Dutycycle 2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Voltage divided</text:p>
          </table:table-cell>
          <table:table-cell table:style-name="ce15" office:value-type="string" calcext:value-type="string">
            <text:p>Digits</text:p>
          </table:table-cell>
          <table:table-cell table:style-name="ce15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30" table:formula="of:=5*([.B2]+[.C2])/2-0.8" office:value-type="float" office:value="1.08513636363636" calcext:value-type="float">
            <text:p>1,085V</text:p>
          </table:table-cell>
          <table:table-cell table:style-name="ce30" table:formula="of:=[.D2]*47/(47+10)" office:value-type="float" office:value="0.894761562998405" calcext:value-type="float">
            <text:p>0,895V</text:p>
          </table:table-cell>
          <table:table-cell table:style-name="ce23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30" table:formula="of:=5*([.B3]+[.C3])/2-0.8" office:value-type="float" office:value="1.19697727272727" calcext:value-type="float">
            <text:p>1,197V</text:p>
          </table:table-cell>
          <table:table-cell table:style-name="ce30" table:formula="of:=[.D3]*47/(47+10)" office:value-type="float" office:value="0.986981259968102" calcext:value-type="float">
            <text:p>0,987V</text:p>
          </table:table-cell>
          <table:table-cell table:style-name="ce23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30" table:formula="of:=5*([.B4]+[.C4])/2-0.8" office:value-type="float" office:value="1.40468181818182" calcext:value-type="float">
            <text:p>1,405V</text:p>
          </table:table-cell>
          <table:table-cell table:style-name="ce30" table:formula="of:=[.D4]*47/(47+10)" office:value-type="float" office:value="1.15824641148325" calcext:value-type="float">
            <text:p>1,158V</text:p>
          </table:table-cell>
          <table:table-cell table:style-name="ce23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30" table:formula="of:=5*([.B5]+[.C5])/2-0.8" office:value-type="float" office:value="1.48456818181818" calcext:value-type="float">
            <text:p>1,485V</text:p>
          </table:table-cell>
          <table:table-cell table:style-name="ce30" table:formula="of:=[.D5]*47/(47+10)" office:value-type="float" office:value="1.22411762360447" calcext:value-type="float">
            <text:p>1,224V</text:p>
          </table:table-cell>
          <table:table-cell table:style-name="ce23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30" table:formula="of:=5*([.B6]+[.C6])/2-0.8" office:value-type="float" office:value="1.5325" calcext:value-type="float">
            <text:p>1,533V</text:p>
          </table:table-cell>
          <table:table-cell table:style-name="ce30" table:formula="of:=[.D6]*47/(47+10)" office:value-type="float" office:value="1.26364035087719" calcext:value-type="float">
            <text:p>1,264V</text:p>
          </table:table-cell>
          <table:table-cell table:style-name="ce23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30" table:formula="of:=5*([.B7]+[.C7])/2-0.8" office:value-type="float" office:value="1.64" calcext:value-type="float">
            <text:p>1,640V</text:p>
          </table:table-cell>
          <table:table-cell table:style-name="ce30" table:formula="of:=[.D7]*47/(47+10)" office:value-type="float" office:value="1.35228070175439" calcext:value-type="float">
            <text:p>1,352V</text:p>
          </table:table-cell>
          <table:table-cell table:style-name="ce23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9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30" table:formula="of:=5*([.B8]+[.C8])/2-0.8" office:value-type="float" office:value="1.7165" calcext:value-type="float">
            <text:p>1,717V</text:p>
          </table:table-cell>
          <table:table-cell table:style-name="ce30" table:formula="of:=[.D8]*47/(47+10)" office:value-type="float" office:value="1.41535964912281" calcext:value-type="float">
            <text:p>1,415V</text:p>
          </table:table-cell>
          <table:table-cell table:style-name="ce23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30" table:formula="of:=5*([.B9]+[.C9])/2-0.8" office:value-type="float" office:value="1.805" calcext:value-type="float">
            <text:p>1,805V</text:p>
          </table:table-cell>
          <table:table-cell table:style-name="ce30" table:formula="of:=[.D9]*47/(47+10)" office:value-type="float" office:value="1.48833333333333" calcext:value-type="float">
            <text:p>1,488V</text:p>
          </table:table-cell>
          <table:table-cell table:style-name="ce23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30" table:formula="of:=5*([.B10]+[.C10])/2-0.8" office:value-type="float" office:value="1.8815" calcext:value-type="float">
            <text:p>1,882V</text:p>
          </table:table-cell>
          <table:table-cell table:style-name="ce30" table:formula="of:=[.D10]*47/(47+10)" office:value-type="float" office:value="1.55141228070175" calcext:value-type="float">
            <text:p>1,551V</text:p>
          </table:table-cell>
          <table:table-cell table:style-name="ce23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24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30" table:formula="of:=5*([.B11]+[.C11])/2-0.8" office:value-type="float" office:value="1.99584090909091" calcext:value-type="float">
            <text:p>1,996V</text:p>
          </table:table-cell>
          <table:table-cell table:style-name="ce30" table:formula="of:=[.D11]*47/(47+10)" office:value-type="float" office:value="1.64569338118022" calcext:value-type="float">
            <text:p>1,646V</text:p>
          </table:table-cell>
          <table:table-cell table:style-name="ce23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30" table:formula="of:=5*([.B12]+[.C12])/2-0.8" office:value-type="float" office:value="2.15561363636364" calcext:value-type="float">
            <text:p>2,156V</text:p>
          </table:table-cell>
          <table:table-cell table:style-name="ce30" table:formula="of:=[.D12]*47/(47+10)" office:value-type="float" office:value="1.77743580542265" calcext:value-type="float">
            <text:p>1,777V</text:p>
          </table:table-cell>
          <table:table-cell table:style-name="ce23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30" table:formula="of:=5*([.B13]+[.C13])/2-0.8" office:value-type="float" office:value="2.31538636363636" calcext:value-type="float">
            <text:p>2,315V</text:p>
          </table:table-cell>
          <table:table-cell table:style-name="ce30" table:formula="of:=[.D13]*47/(47+10)" office:value-type="float" office:value="1.90917822966507" calcext:value-type="float">
            <text:p>1,909V</text:p>
          </table:table-cell>
          <table:table-cell table:style-name="ce23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30" table:formula="of:=5*([.B14]+[.C14])/2-0.8" office:value-type="float" office:value="2.47515909090909" calcext:value-type="float">
            <text:p>2,475V</text:p>
          </table:table-cell>
          <table:table-cell table:style-name="ce30" table:formula="of:=[.D14]*47/(47+10)" office:value-type="float" office:value="2.0409206539075" calcext:value-type="float">
            <text:p>2,041V</text:p>
          </table:table-cell>
          <table:table-cell table:style-name="ce23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30" table:formula="of:=5*([.B15]+[.C15])/2-0.8" office:value-type="float" office:value="2.63493181818182" calcext:value-type="float">
            <text:p>2,635V</text:p>
          </table:table-cell>
          <table:table-cell table:style-name="ce30" table:formula="of:=[.D15]*47/(47+10)" office:value-type="float" office:value="2.17266307814992" calcext:value-type="float">
            <text:p>2,173V</text:p>
          </table:table-cell>
          <table:table-cell table:style-name="ce23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30" table:formula="of:=5*([.B16]+[.C16])/2-0.8" office:value-type="float" office:value="2.79470454545454" calcext:value-type="float">
            <text:p>2,795V</text:p>
          </table:table-cell>
          <table:table-cell table:style-name="ce30" table:formula="of:=[.D16]*47/(47+10)" office:value-type="float" office:value="2.30440550239234" calcext:value-type="float">
            <text:p>2,304V</text:p>
          </table:table-cell>
          <table:table-cell table:style-name="ce23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23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22"/>
          <table:table-cell table:style-name="ce15"/>
          <table:table-cell table:number-columns-repeated="6"/>
        </table:table-row>
        <table:table-row table:style-name="ro1" table:number-rows-repeated="2">
          <table:table-cell table:style-name="ce15" table:number-columns-repeated="4"/>
          <table:table-cell table:style-name="ce22"/>
          <table:table-cell table:style-name="ce15"/>
          <table:table-cell table:number-columns-repeated="6"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79" calcext:value-type="float">
            <text:p>61894,1040699179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69" calcext:value-type="float">
            <text:p>24985,3424608569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6" calcext:value-type="float">
            <text:p>12001,6672815216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7" calcext:value-type="float">
            <text:p>9688,10699848097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1" calcext:value-type="float">
            <text:p>7921,76610812231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49" calcext:value-type="float">
            <text:p>6553,93757612349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7" calcext:value-type="float">
            <text:p>2560,80358503627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percentage-style style:name="N161">
      <number:number number:decimal-places="2" loext:min-decimal-places="2" number:min-integer-digits="1"/>
      <number:text>%</number:text>
    </number:percentage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€</number:text>
    </number:number-style>
    <number:number-style style:name="N16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date-style style:name="N166">
      <number:day number:style="long"/>
      <number:text>. </number:text>
      <number:month number:textual="true"/>
      <number:text> </number:text>
      <number:year/>
    </number:date-style>
    <number:date-style style:name="N167">
      <number:day number:style="long"/>
      <number:text>. </number:text>
      <number:month number:textual="true"/>
    </number:date-style>
    <number:date-style style:name="N168">
      <number:month number:textual="true"/>
      <number:text> </number:text>
      <number:year/>
    </number:date-style>
    <number:time-style style:name="N169">
      <number:hours/>
      <number:text>:</number:text>
      <number:minutes number:style="long"/>
      <number:text> </number:text>
      <number:am-pm/>
    </number:time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number number:decimal-places="0" loext:min-decimal-places="0" number:min-integer-digits="1" number:grouping="true"/>
      <number:text>   </number:text>
    </number:number-style>
    <number:number-style style:name="N17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  <number:text>   </number:text>
    </number:number-style>
    <number:number-style style:name="N17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  <number:text>   </number:text>
    </number:number-style>
    <number:number-style style:name="N17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5P0"/>
    </number:number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6P2" style:volatile="true">
      <loext:text> </loext:text>
      <loext:fill-character> </loext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7P2" style:volatile="true">
      <loext:text> </loext:text>
      <loext:fill-character> </loext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1">
      <number:number number:decimal-places="3" loext:min-decimal-places="3" number:min-integer-digits="1"/>
      <number:text>V</number:text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 style:data-style-name="N2" text:time-value="21:59:02.6749002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6T22:03:51.752037870</dc:date>
    <meta:generator>LibreOffice/6.4.3.2$Linux_X86_64 LibreOffice_project/40$Build-2</meta:generator>
    <meta:editing-duration>P3DT19H32M50S</meta:editing-duration>
    <meta:editing-cycles>34</meta:editing-cycles>
    <meta:document-statistic meta:table-count="12" meta:cell-count="1598" meta:object-count="2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5:Leaf.B22 Leaf.B4:Leaf.B4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